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Semibold" svg:font-family="'Lato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d005d" loext:opacity="100%" style:font-name="Lato Semibold" fo:font-size="16pt" fo:font-weight="bold" officeooo:rsid="001fbbe7" officeooo:paragraph-rsid="001fbbe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5d005d" loext:opacity="100%" style:font-name="Lato Semibold" fo:font-size="16pt" fo:font-weight="bold" officeooo:rsid="001fbbe7" officeooo:paragraph-rsid="001fbbe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5d005d" loext:opacity="100%" style:font-name="Lato Semibold" fo:font-size="16pt" fo:font-weight="bold" officeooo:rsid="001fbbe7" officeooo:paragraph-rsid="0021741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d005d" loext:opacity="100%" style:font-name="Lato Semibold" fo:font-size="16pt" fo:font-weight="bold" officeooo:rsid="002369f8" officeooo:paragraph-rsid="002369f8" style:font-size-asian="16pt" style:font-weight-asian="bold" style:font-size-complex="16pt" style:font-weight-complex="bold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00ffff"/>
      <style:text-properties fo:font-size="12pt"/>
    </style:style>
    <style:style style:name="P7" style:family="paragraph">
      <style:text-properties fo:font-size="12pt"/>
    </style:style>
    <style:style style:name="P8" style:family="paragraph">
      <loext:graphic-properties draw:fill-color="#00ffff"/>
      <style:paragraph-properties fo:text-align="center"/>
      <style:text-properties style:font-name="Carlito" fo:font-size="12pt"/>
    </style:style>
    <style:style style:name="P9" style:family="paragraph">
      <loext:graphic-properties draw:fill-color="#007c7c"/>
    </style:style>
    <style:style style:name="P10" style:family="paragraph">
      <style:paragraph-properties fo:text-align="center"/>
    </style:style>
    <style:style style:name="P11" style:family="paragraph">
      <loext:graphic-properties draw:fill-color="#ffff00"/>
    </style:style>
    <style:style style:name="P12" style:family="paragraph">
      <loext:graphic-properties draw:fill-color="#000058"/>
    </style:style>
    <style:style style:name="P13" style:family="paragraph">
      <loext:graphic-properties draw:fill-color="#729fcf"/>
    </style:style>
    <style:style style:name="P14" style:family="paragraph">
      <loext:graphic-properties draw:fill-color="#729fcf"/>
      <style:text-properties style:font-name="Lato Semibold" fo:font-weight="bold" style:font-weight-asian="bold" style:font-weight-complex="bold"/>
    </style:style>
    <style:style style:name="P15" style:family="paragraph">
      <loext:graphic-properties draw:fill-color="#e300e3"/>
    </style:style>
    <style:style style:name="P16" style:family="paragraph">
      <loext:graphic-properties draw:fill-color="#fe7f00"/>
    </style:style>
    <style:style style:name="P17" style:family="paragraph">
      <loext:graphic-properties draw:fill-color="#00b4b4"/>
    </style:style>
    <style:style style:name="P18" style:family="paragraph">
      <loext:graphic-properties draw:fill-color="#00763b"/>
    </style:style>
    <style:style style:name="P19" style:family="paragraph">
      <loext:graphic-properties draw:fill-color="#7c7c00"/>
    </style:style>
    <style:style style:name="T1" style:family="text">
      <style:text-properties fo:color="#5d005d" loext:opacity="100%" style:font-name="Lato Semibold" fo:font-size="16pt" fo:font-weight="bold" officeooo:rsid="001fbbe7" style:font-size-asian="16pt" style:font-weight-asian="bold" style:font-size-complex="16pt" style:font-weight-complex="bold"/>
    </style:style>
    <style:style style:name="T2" style:family="text">
      <style:text-properties style:font-name="Carlito" fo:font-size="12pt"/>
    </style:style>
    <style:style style:name="T3" style:family="text">
      <style:text-properties style:font-name="Carlito"/>
    </style:style>
    <style:style style:name="T4" style:family="text">
      <style:text-properties style:font-name="Lato Semibold" fo:font-weight="bold" style:font-weight-asian="bold" style:font-weight-complex="bold"/>
    </style:style>
    <style:style style:name="gr1" style:family="graphic">
      <style:graphic-properties draw:fill-color="#00ffff" draw:textarea-horizontal-align="justify" draw:textarea-vertical-align="middle" draw:auto-grow-height="false" fo:min-height="1.976cm" fo:min-width="6.7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00ffff" draw:textarea-horizontal-align="justify" draw:textarea-vertical-align="middle" draw:auto-grow-height="false" fo:min-height="1.663cm" fo:min-width="6.8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00ffff" draw:textarea-horizontal-align="justify" draw:textarea-vertical-align="middle" draw:auto-grow-height="false" fo:min-height="0.93cm" fo:min-width="6.88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007c7c" draw:textarea-horizontal-align="justify" draw:textarea-vertical-align="middle" draw:auto-grow-height="false" fo:min-height="6.043cm" fo:min-width="6.6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00" draw:textarea-horizontal-align="justify" draw:textarea-vertical-align="middle" draw:auto-grow-height="false" fo:min-height="6.043cm" fo:min-width="7.4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000058" draw:textarea-horizontal-align="justify" draw:textarea-vertical-align="middle" draw:auto-grow-height="false" fo:min-height="6.422cm" fo:min-width="15.2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729fcf" draw:textarea-horizontal-align="justify" draw:textarea-vertical-align="middle" draw:auto-grow-height="false" fo:min-height="0.614cm" fo:min-width="5.4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729fcf" draw:textarea-horizontal-align="justify" draw:textarea-vertical-align="middle" draw:auto-grow-height="false" fo:min-height="1.505cm" fo:min-width="5.3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729fcf" draw:textarea-horizontal-align="justify" draw:textarea-vertical-align="middle" draw:auto-grow-height="false" fo:min-height="0.688cm" fo:min-width="5.3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2.933cm" fo:min-width="3.7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3.046cm" fo:min-width="1.9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e300e3" draw:textarea-horizontal-align="justify" draw:textarea-vertical-align="middle" draw:auto-grow-height="false" fo:min-height="3.417cm" fo:min-width="6.8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e7f00" draw:textarea-horizontal-align="justify" draw:textarea-vertical-align="middle" draw:auto-grow-height="false" fo:min-height="3.417cm" fo:min-width="6.8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3.417cm" fo:min-width="14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00b4b4" draw:textarea-horizontal-align="justify" draw:textarea-vertical-align="middle" draw:auto-grow-height="false" fo:min-height="1.441cm" fo:min-width="7.1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fill-color="#00763b" draw:textarea-horizontal-align="justify" draw:textarea-vertical-align="middle" draw:auto-grow-height="false" fo:min-height="1.441cm" fo:min-width="14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fill-color="#ffff00" draw:textarea-horizontal-align="justify" draw:textarea-vertical-align="middle" draw:auto-grow-height="false" fo:min-height="0.781cm" fo:min-width="4.6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fill-color="#7c7c00" draw:textarea-horizontal-align="justify" draw:textarea-vertical-align="middle" draw:auto-grow-height="false" fo:min-height="0.781cm" fo:min-width="14.2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tiérrez Web</text:p>
      <text:p text:style-name="P2"/>
      <text:p text:style-name="P4">Index</text:p>
      <text:p text:style-name="P3"><draw:custom-shape text:anchor-type="paragraph" draw:z-index="0" draw:name="Forma 1" draw:style-name="gr6" draw:text-style-name="P12" svg:width="15.989cm" svg:height="7.118cm" svg:x="0.374cm" svg:y="0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 2" draw:style-name="gr18" draw:text-style-name="P19" svg:width="14.373cm" svg:height="0.867cm" svg:x="1.207cm" svg:y="0.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 3" draw:style-name="gr17" draw:text-style-name="P11" svg:width="4.753cm" svg:height="0.867cm" svg:x="10.827cm" svg:y="0.42cm"><text:p text:style-name="P10"><text:span text:style-name="T4">Nav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a 4" draw:style-name="gr16" draw:text-style-name="P18" svg:width="14.373cm" svg:height="1.597cm" svg:x="1.207cm" svg:y="1.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a 5" draw:style-name="gr15" draw:text-style-name="P17" svg:width="7.268cm" svg:height="1.597cm" svg:x="4.54cm" svg:y="1.42cm"><text:p text:style-name="P10"><text:span text:style-name="T4">Titulo Principal</text:span><text:span text:style-name="T4"><text:line-break/></text:span><text:span text:style-name="T4">Logo </text:span><text:span text:style-name="T4"><text:line-break/></text:span><text:span text:style-name="T4">Descripción develop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a 6" draw:style-name="gr14" svg:width="14.373cm" svg:height="3.784cm" svg:x="1.207cm" svg:y="3.0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a 7" draw:style-name="gr13" draw:text-style-name="P16" svg:width="7.236cm" svg:height="3.784cm" svg:x="8.343cm" svg:y="3.0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 8" draw:style-name="gr12" draw:text-style-name="P15" svg:width="7.236cm" svg:height="3.784cm" svg:x="1.009cm" svg:y="3.0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 9" draw:style-name="gr11" svg:width="2.124cm" svg:height="3.252cm" svg:x="8.735cm" svg:y="3.277cm"><text:p text:style-name="P10"><text:span text:style-name="T4">Móbi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 10" draw:style-name="gr10" svg:width="4.105cm" svg:height="3.252cm" svg:x="11.088cm" svg:y="3.277cm"><text:p text:style-name="P10"><text:span text:style-name="T4">PC/Pad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 11" draw:style-name="gr9" draw:text-style-name="P14" svg:width="5.472cm" svg:height="0.763cm" svg:x="1.744cm" svg:y="3.087cm"><text:p text:style-name="P10"><text:span text:style-name="T4">Titu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 12" draw:style-name="gr8" draw:text-style-name="P13" svg:width="5.472cm" svg:height="1.668cm" svg:x="1.744cm" svg:y="4.087cm"><text:p text:style-name="P10"><text:span text:style-name="T4">Desarrol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 13" draw:style-name="gr7" draw:text-style-name="P13" svg:width="5.472cm" svg:height="0.678cm" svg:x="1.744cm" svg:y="5.988cm"><text:p text:style-name="P10"><text:span text:style-name="T4">Tecnologías usada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 14" draw:style-name="gr6" draw:text-style-name="P12" svg:width="15.989cm" svg:height="7.118cm" svg:x="0.374cm" svg:y="13.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Forma 15" draw:style-name="gr5" draw:text-style-name="P11" svg:width="8.067cm" svg:height="6.696cm" svg:x="8.132cm" svg:y="13.233cm"><text:p text:style-name="P10"><text:span text:style-name="T2">Vista de </text:span><text:span text:style-name="T2">página o </text:span><text:span text:style-name="T2">aplicació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Forma 16" draw:style-name="gr4" draw:text-style-name="P9" svg:width="7.324cm" svg:height="6.696cm" svg:x="0.54cm" svg:y="13.2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 17" draw:style-name="gr3" draw:text-style-name="P8" svg:width="6.986cm" svg:height="1.029cm" svg:x="0.628cm" svg:y="13.698cm"><text:p text:style-name="P5"><text:span text:style-name="T3">Títu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Forma 19" draw:style-name="gr2" draw:text-style-name="P6" svg:width="6.986cm" svg:height="1.841cm" svg:x="0.628cm" svg:y="17.699cm"><text:p text:style-name="P7">Pasos de creación en imágenes y texto<text:line-break/>corto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Forma 20" draw:style-name="gr1" draw:text-style-name="P6" svg:width="6.986cm" svg:height="2.188cm" svg:x="0.628cm" svg:y="15.365cm"><text:p text:style-name="P5"><text:span text:style-name="T2">Desarrol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line-break/><text:line-break/><text:line-break/><text:line-break/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4">Web Pag / Ap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line-break/><text:line-break/><text:line-break/><text:line-break/><text:soft-page-break/><text:line-break/><text:line-break/><text:line-break/><text:line-break/><text:line-break/><text:line-break/><text:line-break/><text:line-break/><text:line-break/><text:line-break/></text:p>
      <text:p text:style-name="P3"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 Semibold" svg:font-family="'Lato Semi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8:02:47.025382029</meta:creation-date>
    <dc:date>2022-09-10T18:26:10.439179050</dc:date>
    <meta:editing-duration>PT12M20S</meta:editing-duration>
    <meta:editing-cycles>4</meta:editing-cycles>
    <meta:generator>LibreOffice/7.3.4.2$Linux_X86_64 LibreOffice_project/728fec16bd5f605073805c3c9e7c4212a0120dc5</meta:generator>
    <meta:document-statistic meta:table-count="0" meta:image-count="0" meta:object-count="0" meta:page-count="2" meta:paragraph-count="6" meta:word-count="7" meta:character-count="67" meta:non-whitespace-character-count="27"/>
  </office:meta>
</office:document-meta>
</file>